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fo:background-color="#ffff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e using s++ fishfuncts.cpp aquasmall.cpp fishy.cpp food.cpp canvasdesign.cpp bblset.cpp bubble.cpp grass.cpp textbox.cpp misc.cpp</text:p>
      <text:p text:style-name="Preformatted_20_Text"/>
      <text:p text:style-name="Preformatted_20_Text"/>
      <text:p text:style-name="Preformatted_20_Text">When the simulation starts you will be asked whether you want the aquarium to</text:p>
      <text:p text:style-name="Preformatted_20_Text">continue from the situation in which you quit last or to start new simulation.</text:p>
      <text:p text:style-name="Preformatted_20_Text">If you click on continue all the fishes will appear with their age, hunger, size as they were when you quit.</text:p>
      <text:p text:style-name="Preformatted_20_Text">when the aquarium starts you will see a number of buttons on the right side.</text:p>
      <text:p text:style-name="Preformatted_20_Text"/>
      <text:p text:style-name="Preformatted_20_Text">1. If you want a new fish click on the proper button on the right.</text:p>
      <text:p text:style-name="Preformatted_20_Text"/>
      <text:p text:style-name="Preformatted_20_Text">2. Then there is a button for feeding the fishes.</text:p>
      <text:p text:style-name="Preformatted_20_Text"/>
      <text:p text:style-name="Preformatted_20_Text">3. If you want to pause the simulation click on the pause button, and then click anywhere on the canvas to resume.</text:p>
      <text:p text:style-name="Preformatted_20_Text"/>
      <text:p text:style-name="Preformatted_20_Text">4. The next button is for viewing the hunger bars of the fishes, this shows how much hungry the fishes are.</text:p>
      <text:p text:style-name="Preformatted_20_Text"/>
      <text:p text:style-name="Preformatted_20_Text">5. When the hunger bar is filled till 66% it will become red and you will recieve a message in the bottom</text:p>
      <text:p text:style-name="Preformatted_20_Text">saying "Feed your fish". If the hunger gets completely filled the fish will die.</text:p>
      <text:p text:style-name="Preformatted_20_Text"/>
      <text:p text:style-name="Preformatted_20_Text">6. The reset button allows you to start new aquarium.</text:p>
      <text:p text:style-name="Preformatted_20_Text"/>
      <text:p text:style-name="Preformatted_20_Text">7. You can quit the simulation by clicking on the quit button. This automatically saves all the necessary</text:p>
      <text:p text:style-name="Preformatted_20_Text">information about the fishes you have, so that when you again start the simulation you can continue with those fishes.</text:p>
      <text:p text:style-name="Preformatted_20_Text"/>
      <text:p text:style-name="Preformatted_20_Text">The fishes have maximum age of about 5-10 days (as per the aquarium's clock shown in the left hand side bottom corner)</text:p>
      <text:p text:style-name="Preformatted_20_Text">depending on the type of the fish.</text:p>
      <text:p text:style-name="Preformatted_20_Text">If you click near the fishes they move 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0T22:53:39</dc:date>
    <meta:editing-duration>PT5S</meta:editing-duration>
    <meta:editing-cycles>2</meta:editing-cycles>
    <meta:document-statistic meta:table-count="0" meta:image-count="0" meta:object-count="0" meta:page-count="1" meta:paragraph-count="17" meta:word-count="267" meta:character-count="1467" meta:non-whitespace-character-count="1217"/>
  </office:meta>
</office:document-meta>
</file>